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3.56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6.042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ffbf00" draw:fill-color="#ffbf00" draw:textarea-horizontal-align="justify" draw:textarea-vertical-align="middle" draw:auto-grow-height="false" fo:min-height="1.164cm" fo:min-width="3.566cm"/>
      <style:paragraph-properties style:writing-mode="lr-tb"/>
    </style:style>
    <style:style style:name="gr6" style:family="graphic" style:parent-style-name="objectwithoutfill">
      <style:graphic-properties svg:stroke-width="0.1cm" svg:stroke-color="#55308d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co1" style:family="table-column">
      <style:table-column-properties style:column-width="8.447cm" style:use-optimal-column-width="false"/>
    </style:style>
    <style:style style:name="co2" style:family="table-column">
      <style:table-column-properties style:column-width="6.863cm" style:use-optimal-column-width="false"/>
    </style:style>
    <style:style style:name="co3" style:family="table-column">
      <style:table-column-properties style:column-width="8.416cm" style:use-optimal-column-width="false"/>
    </style:style>
    <style:style style:name="co4" style:family="table-column">
      <style:table-column-properties style:column-width="4.04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paragraph-properties fo:text-align="center">
        <style:tab-stops/>
      </style:paragraph-properties>
    </style:style>
    <style:style style:name="ce2" style:family="table-cell">
      <loext:graphic-properties draw:textarea-vertical-align="middle"/>
      <style:paragraph-properties fo:text-align="start">
        <style:tab-stops/>
      </style:paragraph-properties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bf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start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75cm" svg:height="2cm" svg:x="4.75cm" svg:y="3.5cm">
          <text:p text:style-name="P1">Utilisat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9.25cm" svg:height="2.5cm" svg:x="7.75cm" svg:y="10cm">
          <text:p text:style-name="P1">Réduire la consommation</text:p>
          <text:p text:style-name="P1">énergétiq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5cm" svg:height="2cm" svg:x="9.5cm" svg:y="6.75cm">
          <text:p text:style-name="P1">Systè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.75cm" svg:height="2cm" svg:x="14cm" svg:y="3.5cm">
          <text:p text:style-name="P1">Mais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draw:line-skew="0.997cm" svg:x1="7.625cm" svg:y1="5.5cm" svg:x2="16.875cm" svg:y2="5.5cm" draw:start-shape="id1" draw:start-glue-point="8" draw:end-shape="id2" draw:end-glue-point="8" svg:d="M7625 5500c0 2248 9250 2248 9250 0" svg:viewBox="0 0 9251 1687">
          <text:p/>
        </draw:connector>
        <draw:connector draw:style-name="gr4" draw:text-style-name="P2" draw:layer="layout" draw:type="curve" svg:x1="16.875cm" svg:y1="5.5cm" svg:x2="12.375cm" svg:y2="10cm" draw:start-shape="id2" draw:start-glue-point="8" draw:end-shape="id3" draw:end-glue-point="4" svg:d="M16875 5500c0 3376-4500 1127-4500 4500" svg:viewBox="0 0 4501 4501">
          <text:p/>
        </draw:connector>
      </draw:page>
      <draw:page draw:name="page2" draw:style-name="dp1" draw:master-page-name="Standard">
        <draw:custom-shape draw:style-name="gr5" draw:text-style-name="P3" xml:id="id5" draw:id="id5" draw:layer="layout" svg:width="5.75cm" svg:height="2cm" svg:x="10.75cm" svg:y="7.75cm">
          <text:p text:style-name="P1">Systè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5.75cm" svg:height="2cm" svg:x="5.5cm" svg:y="4cm">
          <text:p text:style-name="P1">Utilisat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5.75cm" svg:height="2cm" svg:x="16.25cm" svg:y="4cm">
          <text:p text:style-name="P1">Mais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5.75cm" svg:height="2cm" svg:x="8.75cm" svg:y="12cm">
          <text:p text:style-name="P1">Panneaux solai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11.625cm" svg:y1="12cm" svg:x2="13.625cm" svg:y2="9.75cm" draw:start-shape="id4" draw:start-glue-point="4" draw:end-shape="id5" draw:end-glue-point="8" svg:d="M11625 12000c0-1686 2000-561 2000-2250" svg:viewBox="0 0 2001 2251">
          <text:p/>
        </draw:connector>
        <draw:connector draw:style-name="gr6" draw:text-style-name="P2" draw:layer="layout" draw:type="curve" draw:line-skew="1.342cm" svg:x1="8.375cm" svg:y1="6cm" svg:x2="19.125cm" svg:y2="6cm" draw:start-shape="id6" draw:start-glue-point="8" draw:end-shape="id7" draw:end-glue-point="8" svg:d="M8375 6000c0 2766 10750 2766 10750 0" svg:viewBox="0 0 10751 2076">
          <text:p/>
        </draw:connector>
        <draw:connector draw:style-name="gr6" draw:text-style-name="P2" draw:layer="layout" draw:type="curve" svg:x1="16.5cm" svg:y1="8.75cm" svg:x2="19.125cm" svg:y2="6cm" draw:start-shape="id5" draw:start-glue-point="10" draw:end-shape="id7" draw:end-glue-point="8" svg:d="M16500 8750c1750 0 2625-916 2625-2750" svg:viewBox="0 0 2626 2751">
          <text:p/>
        </draw:connector>
        <draw:frame draw:style-name="gr7" draw:text-style-name="P4" draw:layer="layout" svg:width="1.5cm" svg:height="1cm" svg:x="11.75cm" svg:y="11cm">
          <draw:text-box>
            <text:p>FP</text:p>
          </draw:text-box>
        </draw:frame>
        <draw:frame draw:style-name="gr7" draw:text-style-name="P4" draw:layer="layout" svg:width="1.7cm" svg:height="1cm" svg:x="8.5cm" svg:y="6cm">
          <draw:text-box>
            <text:p>FC1</text:p>
          </draw:text-box>
        </draw:frame>
        <draw:frame draw:style-name="gr7" draw:text-style-name="P4" draw:layer="layout" svg:width="1.7cm" svg:height="1cm" svg:x="16.25cm" svg:y="7.75cm">
          <draw:text-box>
            <text:p>FC2</text:p>
          </draw:text-box>
        </draw:frame>
      </draw:page>
      <draw:page draw:name="page3" draw:style-name="dp1" draw:master-page-name="Standard">
        <draw:frame draw:style-name="standard" draw:layer="layout" svg:width="27.768cm" svg:height="9.104cm" svg:x="0.974cm" svg:y="3.4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Fonction</text:p>
              </table:table-cell>
              <table:table-cell>
                <text:p text:style-name="P5">Caractéristiques de l’environnement</text:p>
              </table:table-cell>
              <table:table-cell>
                <text:p text:style-name="P5">Mesure ou Validation</text:p>
              </table:table-cell>
              <table:table-cell>
                <text:p text:style-name="P5">Flexibilité</text:p>
              </table:table-cell>
            </table:table-row>
            <table:table-row table:style-name="ro1" table:default-cell-style-name="ce2">
              <table:table-cell>
                <text:p text:style-name="P6">FP : Capter l’énergie solaire</text:p>
              </table:table-cell>
              <table:table-cell>
                <text:p text:style-name="P6">- Panneaux solaires</text:p>
              </table:table-cell>
              <table:table-cell>
                <text:p text:style-name="P6">- Niveau d’électricité dans la batterie</text:p>
              </table:table-cell>
              <table:table-cell>
                <text:p text:style-name="P6">F0</text:p>
              </table:table-cell>
            </table:table-row>
            <table:table-row table:style-name="ro1" table:default-cell-style-name="ce2">
              <table:table-cell>
                <text:p text:style-name="P6">FC1 : Régler la consommation d’électricité et/ou de l’énergie solaire</text:p>
              </table:table-cell>
              <table:table-cell>
                <text:p text:style-name="P6">- Système</text:p>
                <text:p text:style-name="P6">- Électroménagers</text:p>
              </table:table-cell>
              <table:table-cell>
                <text:p text:style-name="P6">- Réduction de la facture EDF</text:p>
                <text:p text:style-name="P6">- Augmentation de la durée d’utilisation de la batterie</text:p>
              </table:table-cell>
              <table:table-cell>
                <text:p text:style-name="P6">F2</text:p>
              </table:table-cell>
            </table:table-row>
            <table:table-row table:style-name="ro2" table:default-cell-style-name="ce2">
              <table:table-cell>
                <text:p text:style-name="P6">FC2 : Distribuer l’énergie solaire captée auparavant</text:p>
              </table:table-cell>
              <table:table-cell>
                <text:p text:style-name="P6">- Électroménagers</text:p>
              </table:table-cell>
              <table:table-cell>
                <text:p text:style-name="P6">- Fonctionnement des électroménagers</text:p>
              </table:table-cell>
              <table:table-cell>
                <text:p text:style-name="P6">F0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6T11:29:52.612000000</meta:creation-date>
    <dc:date>2021-10-26T12:44:54.793000000</dc:date>
    <meta:editing-duration>PT10M16S</meta:editing-duration>
    <meta:editing-cycles>1</meta:editing-cycles>
    <meta:document-statistic meta:object-count="17"/>
    <meta:generator>LibreOffice/7.1.2.2$Windows_X86_64 LibreOffice_project/8a45595d069ef5570103caea1b71cc9d82b2aae4</meta:generator>
  </office:meta>
</office:document-meta>
</file>